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 svg:font-family="'Lohit Hind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letter-kerning="false" style:font-name-asian="Times New Roman" style:language-asian="pt" style:country-asian="BR" style:font-name-complex="Arial" style:language-complex="ar" style:country-complex="SA" fo:hyphenate="true" fo:hyphenation-remain-char-count="0" fo:hyphenation-push-char-count="0"/>
    </style:style>
    <style:style style:name="P2" style:family="paragraph" style:parent-style-name="Normal">
      <style:paragraph-properties fo:orphans="2" fo:widows="2" fo:hyphenation-ladder-count="no-limit" style:text-autospace="none" style:vertical-align="auto"/>
      <style:text-properties style:font-name="Arial" style:letter-kerning="false" style:font-name-complex="Arial" style:language-complex="ar" style:country-complex="SA" fo:hyphenate="true" fo:hyphenation-remain-char-count="0" fo:hyphenation-push-char-count="0"/>
    </style:style>
    <style:style style:name="P3" style:family="paragraph" style:parent-style-name="Normal">
      <style:paragraph-properties fo:orphans="2" fo:widows="2" fo:hyphenation-ladder-count="no-limit" style:text-autospace="none" style:vertical-align="auto"/>
      <style:text-properties style:font-name="Arial" fo:font-weight="bold" style:font-weight-asian="bold" style:font-name-complex="Arial" fo:hyphenate="true" fo:hyphenation-remain-char-count="0" fo:hyphenation-push-char-count="0"/>
    </style:style>
    <style:style style:name="P4" style:family="paragraph" style:parent-style-name="Normal">
      <style:paragraph-properties fo:orphans="2" fo:widows="2" fo:hyphenation-ladder-count="no-limit" style:text-autospace="none" style:vertical-align="auto"/>
      <style:text-properties style:font-name="Arial" style:font-name-complex="Arial" fo:hyphenate="true" fo:hyphenation-remain-char-count="0" fo:hyphenation-push-char-count="0"/>
    </style:style>
    <style:style style:name="P5"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0" fo:hyphenation-push-char-count="0"/>
    </style:style>
    <style:style style:name="P6"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7" style:family="paragraph" style:parent-style-name="Standard">
      <style:paragraph-properties fo:margin-top="0cm" fo:margin-bottom="0.499cm"/>
    </style:style>
    <style:style style:name="P8" style:family="paragraph" style:parent-style-name="Standard">
      <style:paragraph-properties fo:margin-top="0cm" fo:margin-bottom="0.499cm"/>
      <style:text-properties fo:color="#000000" style:font-name="Arial" fo:font-weight="bold" style:font-weight-asian="bold" style:font-name-complex="Arial"/>
    </style:style>
    <style:style style:name="P9" style:family="paragraph" style:parent-style-name="Pré-formatação_20_HTML">
      <style:text-properties style:font-name="Arial" fo:font-size="12pt" style:font-size-asian="12pt" style:font-name-complex="Arial" style:font-size-complex="12pt"/>
    </style:style>
    <style:style style:name="P10" style:family="paragraph" style:parent-style-name="Text_20_body">
      <style:paragraph-properties fo:margin-left="0cm" fo:margin-right="0cm" fo:margin-top="0cm" fo:margin-bottom="0cm" fo:text-indent="1.27cm" style:auto-text-indent="false"/>
    </style:style>
    <style:style style:name="P11" style:family="paragraph" style:parent-style-name="Text_20_body">
      <style:paragraph-properties fo:margin-left="0cm" fo:margin-right="0cm" fo:text-indent="1.251cm" style:auto-text-indent="false"/>
    </style:style>
    <style:style style:name="P12" style:family="paragraph" style:parent-style-name="Text_20_body">
      <style:paragraph-properties fo:margin-left="0cm" fo:margin-right="0cm" fo:text-indent="1.251cm" style:auto-text-indent="false"/>
      <style:text-properties style:font-name="Arial" style:font-name-complex="Arial"/>
    </style:style>
    <style:style style:name="P13" style:family="paragraph" style:parent-style-name="Text_20_body">
      <style:paragraph-properties fo:margin-left="0cm" fo:margin-right="0cm" fo:text-indent="1.251cm" style:auto-text-indent="false"/>
      <style:text-properties fo:color="#000000" style:font-name="Arial" style:font-name-complex="Arial"/>
    </style:style>
    <style:style style:name="P14" style:family="paragraph" style:parent-style-name="Normal">
      <style:paragraph-properties fo:margin-left="0cm" fo:margin-right="0cm" fo:orphans="2" fo:widows="2" fo:hyphenation-ladder-count="no-limit" fo:text-indent="1.251cm" style:auto-text-indent="false" style:text-autospace="none" style:vertical-align="auto"/>
      <style:text-properties fo:hyphenate="true" fo:hyphenation-remain-char-count="0" fo:hyphenation-push-char-count="0"/>
    </style:style>
    <style:style style:name="P15" style:family="paragraph" style:parent-style-name="Normal">
      <style:paragraph-properties fo:margin-left="0cm" fo:margin-right="0cm" fo:orphans="2" fo:widows="2" fo:hyphenation-ladder-count="no-limit" fo:text-indent="1.251cm" style:auto-text-indent="false" style:text-autospace="none" style:vertical-align="auto"/>
      <style:text-properties style:font-name="Arial" style:font-name-complex="Arial" fo:hyphenate="true" fo:hyphenation-remain-char-count="0" fo:hyphenation-push-char-count="0"/>
    </style:style>
    <style:style style:name="P16" style:family="paragraph" style:parent-style-name="Text_20_body">
      <style:text-properties style:font-name="Arial" style:font-name-complex="Arial"/>
    </style:style>
    <style:style style:name="P17" style:family="paragraph" style:parent-style-name="Text_20_body">
      <style:text-properties style:font-name="Arial" fo:font-weight="bold" style:font-weight-asian="bold" style:font-name-complex="Arial"/>
    </style:style>
    <style:style style:name="P18" style:family="paragraph" style:parent-style-name="Normal" style:master-page-name="MP0">
      <style:paragraph-properties fo:orphans="2" fo:widows="2" fo:hyphenation-ladder-count="no-limit" style:page-number="auto" fo:break-before="pag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weight="bold" style:letter-kerning="false" style:font-name-asian="Times New Roman" style:language-asian="pt" style:country-asian="BR" style:font-weight-asian="bold" style:font-name-complex="Arial" style:language-complex="ar" style:country-complex="SA" fo:hyphenate="true" fo:hyphenation-remain-char-count="0" fo:hyphenation-push-char-count="0"/>
    </style:style>
    <style:style style:name="T1" style:family="text">
      <style:text-properties style:font-name="Arial" style:letter-kerning="false" style:font-name-asian="Times New Roman" style:language-asian="pt" style:country-asian="BR" style:font-name-complex="Arial" style:language-complex="ar" style:country-complex="SA"/>
    </style:style>
    <style:style style:name="T2" style:family="text">
      <style:text-properties style:font-name="Arial" style:letter-kerning="false" style:font-name-complex="Arial" style:language-complex="ar" style:country-complex="SA"/>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normal" style:font-size-asian="12pt" style:font-weight-asian="normal" style:font-name-complex="Arial" style:font-size-complex="12pt"/>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style>
    <style:style style:name="T8" style:family="text">
      <style:text-properties style:font-name="Arial" fo:font-style="italic" style:letter-kerning="false" style:font-style-asian="italic" style:font-name-complex="Arial" style:language-complex="ar" style:country-complex="SA"/>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background-color="#ffffff" style:font-name-complex="Arial"/>
    </style:style>
    <style:style style:name="T12" style:family="text">
      <style:text-properties style:font-name="Arial" fo:language="pt" fo:country="PT" style:font-name-complex="Arial"/>
    </style:style>
    <style:style style:name="T13" style:family="text">
      <style:text-properties fo:color="#000000" style:font-name="Arial" fo:font-size="12pt" fo:font-weight="bold" style:font-size-asian="12pt" style:font-weight-asian="bold" style:font-name-complex="Arial" style:font-size-complex="12pt"/>
    </style:style>
    <style:style style:name="T14" style:family="text">
      <style:text-properties fo:color="#000000" style:font-name="Arial" fo:font-weight="bold" style:font-weight-asian="bold" style:font-name-complex="Arial"/>
    </style:style>
    <style:style style:name="T15" style:family="text">
      <style:text-properties fo:color="#000000" style:font-name="Arial" style:font-name-complex="Arial"/>
    </style:style>
    <style:style style:name="T16" style:family="text">
      <style:text-properties style:use-window-font-color="true" style:font-name="Arial" style:text-underline-style="none" style:font-name-complex="Ari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internal-source-marker_0.369032330129732"/>Introdução<text:bookmark-end text:name="internal-source-marker_0.369032330129732"/></text:p>
      <text:p text:style-name="P1"/>
      <text:p text:style-name="P5"><text:span text:style-name="Fonte_20_parág._20_padrão"><text:span text:style-name="T1"><text:tab/>O projeto ProInfoData tem como objetivo monitorar os computadores de todas as escolas públicas do Brasil. O monitoramento visa disponibilizar dados para que o MEC e a </text:span></text:span><text:span text:style-name="Fonte_20_parág._20_padrão"><text:span text:style-name="T1">sociedade acompanhem o estado de funcionamento dos computadores. Inicialmente este parque computacional foi estimado em 500.000 computadores, atualmente, essa estimativa aumentou para mais de 1.000.000 de máquinas, a tendência é que continue crescendo com </text:span></text:span><text:span text:style-name="Fonte_20_parág._20_padrão"><text:span text:style-name="T1">o tempo.</text:span></text:span></text:p>
      <text:p text:style-name="P1"> </text:p>
      <text:p text:style-name="P5"><text:span text:style-name="Fonte_20_parág._20_padrão"><text:span text:style-name="T1"><text:tab/>Para atender esta demanda o sistema foi estruturado da seguinte forma: todo co</text:span></text:span><text:span text:style-name="Fonte_20_parág._20_padrão"><text:span text:style-name="T1">m</text:span></text:span><text:span text:style-name="Fonte_20_parág._20_padrão"><text:span text:style-name="T1">putador de escola pública brasileira terá um agente (cliente) que diariamente envia inform</text:span></text:span><text:span text:style-name="Fonte_20_parág._20_padrão"><text:span text:style-name="T1">a</text:span></text:span><text:span text:style-name="Fonte_20_parág._20_padrão"><text:span text:style-name="T1">ções de uso e de hardware para o servidor central, além das informações do</text:span></text:span><text:span text:style-name="Fonte_20_parág._20_padrão"><text:span text:style-name="T1"> uso de rede que foram incluídas recentemente. O servidor tem duas camadas: o WebService que recebe i</text:span></text:span><text:span text:style-name="Fonte_20_parág._20_padrão"><text:span text:style-name="T1">n</text:span></text:span><text:span text:style-name="Fonte_20_parág._20_padrão"><text:span text:style-name="T1">formações dos agentes e as armazena no Banco de Dados (BD). Essa arquitetura pode ser visualizada a seguir:</text:span></text:span></text:p>
      <text:p text:style-name="P8"/>
      <text:p text:style-name="Pré-formatação_20_HTML"><text:span text:style-name="Fonte_20_parág._20_padrão"><text:span text:style-name="T13">&lt;&lt;&lt;&lt;&lt;&lt; FIGURA - </text:span></text:span><text:span text:style-name="Fonte_20_parág._20_padrão"><text:span text:style-name="T3">Visão geral da Arquitetura do</text:span></text:span><text:span text:style-name="Fonte_20_parág._20_padrão"><text:span text:style-name="T3"> ProInfoData </text:span></text:span><text:span text:style-name="Fonte_20_parág._20_padrão"><text:span text:style-name="T4">&gt;&gt;&gt;&gt;&gt;&gt;&gt;&gt;</text:span></text:span></text:p>
      <text:p text:style-name="P9"/>
      <text:p text:style-name="Pré-formatação_20_HTML"><text:span text:style-name="Fonte_20_parág._20_padrão"><text:span text:style-name="T3"><text:tab/>Como Sistema de Gerenciamento de Banco de Dados foi escolhido PostgreSQL, um dos motivos dessa escolha é por que o PostgreSQL é um software livre, entretanto, para comportar o volume de dados gerado foi necessário desenvolver uma ar</text:span></text:span><text:span text:style-name="Fonte_20_parág._20_padrão"><text:span text:style-name="T3">quitetura de arm</text:span></text:span><text:span text:style-name="Fonte_20_parág._20_padrão"><text:span text:style-name="T3">a</text:span></text:span><text:span text:style-name="Fonte_20_parág._20_padrão"><text:span text:style-name="T3">zenamento robusta e escalável. A arquitetura proposta foi baseada em armazém de dados Data Warehouse (DW) que é direcionada às operações de leitura, favorecendo a análise de grandes volumes de dados e a geração de relatórios complexos, ent</text:span></text:span><text:span text:style-name="Fonte_20_parág._20_padrão"><text:span text:style-name="T3">raremos em mais det</text:span></text:span><text:span text:style-name="Fonte_20_parág._20_padrão"><text:span text:style-name="T3">a</text:span></text:span><text:span text:style-name="Fonte_20_parág._20_padrão"><text:span text:style-name="T3">lhes no capítulo 2.</text:span></text:span></text:p>
      <text:p text:style-name="P9"/>
      <text:p text:style-name="Pré-formatação_20_HTML"><text:span text:style-name="Fonte_20_parág._20_padrão"><text:span text:style-name="T3"><text:tab/>No entanto, com o aumento emergente do número de máquinas e com o acréscimo das informações do uso de rede, o volume de dados tornou-se extremamente grande, fato que nos levou a propor um nova solução para o armaze</text:span></text:span><text:span text:style-name="Fonte_20_parág._20_padrão"><text:span text:style-name="T3">namento dos dados e para realização das consultas disponíveis no portal do projeto.</text:span></text:span></text:p>
      <text:p text:style-name="P9"/>
      <text:p text:style-name="Pré-formatação_20_HTML"><text:span text:style-name="Fonte_20_parág._20_padrão"><text:span text:style-name="T3"><text:tab/>Nossa proposta baseia-se em uma tecnologia emergente, chamada MapReduce. Essa solução mostrou-se eficiente em diversas implementações, a mais conhecida é o si</text:span></text:span><text:span text:style-name="Fonte_20_parág._20_padrão"><text:span text:style-name="T3">s</text:span></text:span><text:span text:style-name="Fonte_20_parág._20_padrão"><text:span text:style-name="T3">tema de arm</text:span></text:span><text:span text:style-name="Fonte_20_parág._20_padrão"><text:span text:style-name="T3">azenamento e busca do Google, ver </text:span></text:span><text:span text:style-name="k"><text:span text:style-name="T3">\cite</text:span></text:span><text:span text:style-name="nb"><text:span text:style-name="T3">{</text:span></text:span><text:span text:style-name="Fonte_20_parág._20_padrão"><text:span text:style-name="T3">MapReduceGoogle</text:span></text:span><text:span text:style-name="nb"><text:span text:style-name="T3">}</text:span></text:span><text:span text:style-name="Fonte_20_parág._20_padrão"><text:span text:style-name="T3"> ou</text:span></text:span></text:p>
      <text:p text:style-name="Pré-formatação_20_HTML"><text:span text:style-name="k"><text:span text:style-name="T3">\href</text:span></text:span><text:span text:style-name="Fonte_20_parág._20_padrão"><text:span text:style-name="T3"> </text:span></text:span><text:span text:style-name="nb"><text:span text:style-name="T3">{</text:span></text:span><text:span text:style-name="Fonte_20_parág._20_padrão"><text:span text:style-name="T3">http://labs.google.com/papers/mapreduce.html</text:span></text:span><text:span text:style-name="nb"><text:span text:style-name="T3">}</text:span></text:span><text:span text:style-name="Fonte_20_parág._20_padrão"><text:span text:style-name="T3"> </text:span></text:span><text:span text:style-name="nb"><text:span text:style-name="T3">{</text:span></text:span><text:span text:style-name="Fonte_20_parág._20_padrão"><text:span text:style-name="T3">artigo MapReduce Google</text:span></text:span><text:span text:style-name="nb"><text:span text:style-name="T3">}</text:span></text:span><text:span text:style-name="Fonte_20_parág._20_padrão"><text:span text:style-name="T3">.</text:span></text:span></text:p>
      <text:p text:style-name="P9"/>
      <text:p text:style-name="P9"><text:tab/>Acreditamos que o grande desafio dessa solução será a transformação do modelo baseado em Data Warehouse para um modelo MapReduce.</text:p>
      <text:p text:style-name="P9"/>
      <text:p text:style-name="Pré-formatação_20_HTML"><text:span text:style-name="Fonte_20_parág._20_padrão"><text:span text:style-name="T3"><text:tab/>No capítulo 2 descrevemos com mais detalhes o conceito de Data Warehouse e a arquitetura do projeto ProInfoData. No capítulo 3 descrevemos o conceito de MapReduce, as tecnoligias que serão utilizadas Hive e Hadoopt e porque utlizar MapR</text:span></text:span><text:span text:style-name="Fonte_20_parág._20_padrão"><text:span text:style-name="T3">educe no </text:span></text:span></text:p>
      <text:p text:style-name="P9">ProInfoData. No capítulo 4 deparamos com nosso grande desafio em propor um método de transformação de Data Warehouse para MapReduce. Enfim, no capítulo 5 chegamos as</text:p>
      <text:p text:style-name="P9">conclusões dessa monografia.</text:p>
      <text:p text:style-name="P9"/>
      <text:p text:style-name="P8"/>
      <text:p text:style-name="P8"><text:soft-page-break/></text:p>
      <text:p text:style-name="P7"><text:span text:style-name="Fonte_20_parág._20_padrão"><text:span text:style-name="T14">Data Warehouse</text:span></text:span><text:span text:style-name="Fonte_20_parág._20_padrão"><text:span text:style-name="T6"><text:line-break/></text:span></text:span><text:span text:style-name="Fonte_20_parág._20_padrão"><text:span text:style-name="T6"><text:line-break/></text:span></text:span><text:span text:style-name="Fonte_20_parág._20_padrão"><text:span text:style-name="T14">Conceito</text:span></text:span></text:p>
      <text:p text:style-name="Pré-formatação_20_HTML"><text:span text:style-name="Fonte_20_parág._20_padrão"><text:span text:style-name="T3"><text:tab/>Segundo Silberschatz e</text:span></text:span><text:span text:style-name="Fonte_20_parág._20_padrão"><text:span text:style-name="T3"> Korth “As consultas ao banco de dados normalmente são projetadas para extrair informações específicas, como saldo de um conta ou a soma dos sa</text:span></text:span><text:span text:style-name="Fonte_20_parág._20_padrão"><text:span text:style-name="T3">l</text:span></text:span><text:span text:style-name="Fonte_20_parág._20_padrão"><text:span text:style-name="T3">dos de conta de um cliente. Porém, consultas projetadas para ajudar a formular um estrat</text:span></text:span><text:span text:style-name="Fonte_20_parág._20_padrão"><text:span text:style-name="T3">é</text:span></text:span><text:span text:style-name="Fonte_20_parág._20_padrão"><text:span text:style-name="T3">gia corporativa normalm</text:span></text:span><text:span text:style-name="Fonte_20_parág._20_padrão"><text:span text:style-name="T3">ente exigem a agregação em um escala muito maior e incluem anál</text:span></text:span><text:span text:style-name="Fonte_20_parág._20_padrão"><text:span text:style-name="T3">i</text:span></text:span><text:span text:style-name="Fonte_20_parág._20_padrão"><text:span text:style-name="T3">se estatística não expressa facilmente com os recursos da SQL que já vimos anteriormente. Essas cosultas normalmente precisam acessar dados vindos de várias origens.”</text:span></text:span></text:p>
      <text:p text:style-name="P9"/>
      <text:p text:style-name="P10"><text:span text:style-name="Fonte_20_parág._20_padrão"><text:span text:style-name="T6">Um depósito de dados (da</text:span></text:span><text:span text:style-name="Fonte_20_parág._20_padrão"><text:span text:style-name="T6">ta warehouse - DW) é um repositório de dados oriundos de várias fontes e armazenados sob um banco de dados comum, unificado, </text:span></text:span><text:span text:style-name="Fonte_20_parág._20_padrão"><text:span text:style-name="T15">e que, normalmente, será mantido por um longo período de tempo, permitindo acesso a dados históricos. </text:span></text:span><text:span text:style-name="Fonte_20_parág._20_padrão"><text:span text:style-name="T6">D</text:span></text:span><text:span text:style-name="Fonte_20_parág._20_padrão"><text:span text:style-name="T15">iferente dos bancos de dados</text:span></text:span><text:span text:style-name="Fonte_20_parág._20_padrão"><text:span text:style-name="T15"> tradicionais que são transacionais,</text:span></text:span><text:span text:style-name="Fonte_20_parág._20_padrão"><text:span text:style-name="T6"> o</text:span></text:span><text:span text:style-name="Fonte_20_parág._20_padrão"><text:span text:style-name="T15">s DW têm a característica distinta direcionada principalmente ao suporte para tomada de decisões, segundo [NAVATHE].</text:span></text:span><text:span text:style-name="Fonte_20_parág._20_padrão"><text:span text:style-name="T6"> Os dados armazenados no depósito são submetidos a análises e agregações complexas, por isso, o data w</text:span></text:span><text:span text:style-name="Fonte_20_parág._20_padrão"><text:span text:style-name="T6">arehouse </text:span></text:span><text:span text:style-name="Fonte_20_parág._20_padrão"><text:span text:style-name="T15">é um banco de dados direcionado a consultas e análise de dados</text:span></text:span><text:span text:style-name="Fonte_20_parág._20_padrão"><text:span text:style-name="T6">. Também é possível utilizar técnicas para descobrir regras e padrões a partir dos dados, facilitando, assim, a tomada de decisão. As informações são de alto nível obtidas a partir de d</text:span></text:span><text:span text:style-name="Fonte_20_parág._20_padrão"><text:span text:style-name="T6">ados detalhados armazenados no depósito.</text:span></text:span></text:p>
      <text:p text:style-name="P9"/>
      <text:p text:style-name="P11"><text:span text:style-name="Fonte_20_parág._20_padrão"><text:span text:style-name="T6">A modelagem de dados dos DW é baseada em modelos multidimensionais que aproveitam informações dos dados para visualização em estruturas denominadas cubos, os cubos também são conhecidos como matrizes multidimension</text:span></text:span><text:span text:style-name="Fonte_20_parág._20_padrão"><text:span text:style-name="T6">ais, na representação em matrizes o desempenho pode ser muito melhor do que em modelos relacionais, além de facilitar no processamento analítico </text:span></text:span><text:span text:style-name="Fonte_20_parág._20_padrão"><text:span text:style-name="T7">on-line </text:span></text:span><text:span text:style-name="Fonte_20_parág._20_padrão"><text:span text:style-name="T6">(OLAP – online analytical processing) e na visualização dos dados.</text:span></text:span></text:p>
      <text:p text:style-name="P12">Nesse modelo multidimensional são definidas tabelas de dimensão e tabelas fatos, as tabelas de dimensão armazenam dados não voláteis, isto é, dados que não são alterados frequentemente com o tempo, já as tabelas fatos armazenam dados voláteis que são alterados constantemente e estão relacionadas as tabelas de dimensão.</text:p>
      <text:p text:style-name="P13">Nos DW os dados são extraídos de vários bancos de dados e podem estar em esquemas diferentes. É parte da tarefa do Data Warehouse agrupar toda a informação em um único esquema.</text:p>
      <text:p text:style-name="P13">Existem diferentes formas de manter o Data Warehouse atualizado. No modelo mais comum, a coleta de dados é orientada pela fonte, as fontes transmitem os novos dados. Essa transmissão de dados é estipulada para ocorrer de forma contínua para manter o repositório mais atualizado possível em relação as suas diversas fontes. Uma outra forma possível é que a coleta dos dados seja orientado pelo Data Warehouse. Nesse modelo é enviada uma requisição as fontes sempre que seja necessário atualizar a base central. Outra forma é a de reconstrução total da base do Data Warehouse periodicamente. Apesar de ser uma abordagem mais simples, ela não é eficiente, pois deve tratar de grandes quantidades de dados todas as vezes em que a reconstrução for realizada.</text:p>
      <text:p text:style-name="P11"><text:soft-page-break/><text:span text:style-name="Fonte_20_parág._20_padrão"><text:span text:style-name="T15">Vale observar que em nenhuma das abordagens a base central de </text:span></text:span><text:span text:style-name="Fonte_20_parág._20_padrão"><text:span text:style-name="T15">dados estará </text:span></text:span><text:span text:style-name="Fonte_20_parág._20_padrão"><text:span text:style-name="T15">sempre atualizada em relação as todas as suas fontes. Uma forma de contornar esse problema é a atualização em duas fases, onde as modificações feitas nas bases são então replicadas no Data Warehouse. Mas essa abordagem torna todo o processo mu</text:span></text:span><text:span text:style-name="Fonte_20_parág._20_padrão"><text:span text:style-name="T15">ito caro em termos computacionais.</text:span></text:span><text:span text:style-name="Fonte_20_parág._20_padrão"><text:span text:style-name="T6"><text:line-break/></text:span></text:span><text:span text:style-name="Fonte_20_parág._20_padrão"><text:span text:style-name="T15">Em geral essa pequena desatualização não significa um problema para os sistemas de suporte a decisão.</text:span></text:span><text:span text:style-name="Fonte_20_parág._20_padrão"><text:span text:style-name="T6"><text:line-break/></text:span></text:span></text:p>
      <text:p text:style-name="Text_20_body"><text:span text:style-name="Fonte_20_parág._20_padrão"><text:span text:style-name="T9">Data Mining</text:span></text:span><text:span text:style-name="Fonte_20_parág._20_padrão"><text:span text:style-name="T6"> (ou mineração de dados)</text:span></text:span></text:p>
      <text:p text:style-name="P16"><text:tab/>Data mining é uma técnica que tornou-se muito popular nos últimos anos, consiste no processo de extrair informações válidas, ou melhor, permite inferir e explorar conhecimento a partir dos dados armazenados. Em conjunto com o DW compõe uma funcionalidade crucial para tomada de decisões estratágecias. </text:p>
      <text:p text:style-name="P16"><text:tab/>Segundo [Navathe], “Para fazer a data mining mais eficiente, o data warehouse deve ter uma coleção de dados agregados ou sumarizados”. Nesse ponto entra o conceito de Data Mart (DM), consiste em criar dentro do DW um conjunto de dados agregados ou sumarizados com diversos objetivos, mas principalmente em facilitar a mineração de dados, focando na agregação para melhorar o desempenho das consultas mais comuns ou frequentes.</text:p>
      <text:p text:style-name="P16"><text:tab/>No ProInfoData foram definidos gráficos e relatórios para o MEC e a sociedade consultarem no portal do projeto, com base nessas consultas foram criados data marts específicos para atender essa demanda, como veremos a seguir.</text:p>
      <text:p text:style-name="P16"/>
      <text:p text:style-name="P17">Arquiterura do Banco de Dados no ProInfoData</text:p>
      <text:p text:style-name="P17"/>
      <text:p text:style-name="P14"><text:span text:style-name="Fonte_20_parág._20_padrão"><text:span text:style-name="T2">No BD do ProInfoData existem três etapas essenciais que podemos chamar de gra</text:span></text:span><text:span text:style-name="Fonte_20_parág._20_padrão"><text:span text:style-name="T2">n</text:span></text:span><text:span text:style-name="Fonte_20_parág._20_padrão"><text:span text:style-name="T2">des transações: carrega</text:span></text:span><text:span text:style-name="Fonte_20_parág._20_padrão"><text:span text:style-name="T2">mento, armazenamento e leitura de dados. O carregamento consiste em receber e consolidar os dados no DW, o armazenamento é o próprio histórico de dados do DW e a etapa de leitura organiza os dados para otimizar as consultas. Essas etapas são implementadas </text:span></text:span><text:span text:style-name="Fonte_20_parág._20_padrão"><text:span text:style-name="T2">em três componentes: staging area, DW e Data Marts.</text:span></text:span></text:p>
      <text:p text:style-name="P6"><text:span text:style-name="Fonte_20_parág._20_padrão"><text:span text:style-name="T6"><text:tab/></text:span></text:span><text:span text:style-name="Fonte_20_parág._20_padrão"><text:span text:style-name="T2">A staging area é uma tabela de armazenamento temporário, ela é responsável por receber os dados dos clientes sem nenhuma manipulação, esses dados são inseridos pelo servidor webservice, eles são armazena</text:span></text:span><text:span text:style-name="Fonte_20_parág._20_padrão"><text:span text:style-name="T2">dos temporariamente e após o carregamento da st</text:span></text:span><text:span text:style-name="Fonte_20_parág._20_padrão"><text:span text:style-name="T2">a</text:span></text:span><text:span text:style-name="Fonte_20_parág._20_padrão"><text:span text:style-name="T2">ging area, são extraídos, transformados e consolidados no DW, então são retirados da st</text:span></text:span><text:span text:style-name="Fonte_20_parág._20_padrão"><text:span text:style-name="T2">a</text:span></text:span><text:span text:style-name="Fonte_20_parág._20_padrão"><text:span text:style-name="T2">ging area. Com os dados armazenados no DW, eles, finalmente, são sumarizados e agreg</text:span></text:span><text:span text:style-name="Fonte_20_parág._20_padrão"><text:span text:style-name="T2">a</text:span></text:span><text:span text:style-name="Fonte_20_parág._20_padrão"><text:span text:style-name="T2">dos no conjundo de DM que foi proje</text:span></text:span><text:span text:style-name="Fonte_20_parág._20_padrão"><text:span text:style-name="T2">tado para otimizar as consultas.</text:span></text:span></text:p>
      <text:p text:style-name="P6"><text:span text:style-name="Fonte_20_parág._20_padrão"><text:span text:style-name="T2"><text:tab/>No DW existem dos tipos de tabelas de armazenamento as tabelas de dimensão e as tabelas fatos, as principais tabelas de dimensão são: tabela de cadastro de dados das esc</text:span></text:span><text:span text:style-name="Fonte_20_parág._20_padrão"><text:span text:style-name="T2">o</text:span></text:span><text:span text:style-name="Fonte_20_parág._20_padrão"><text:span text:style-name="T2">las, a tabela de cadastro da máquina associada a esc</text:span></text:span><text:span text:style-name="Fonte_20_parág._20_padrão"><text:span text:style-name="T2">ola correspondente, a tabela de catál</text:span></text:span><text:span text:style-name="Fonte_20_parág._20_padrão"><text:span text:style-name="T2">o</text:span></text:span><text:span text:style-name="Fonte_20_parág._20_padrão"><text:span text:style-name="T2">go de hardware e a tabela de data. As principais tabelas fatos são: a tabela de armazen</text:span></text:span><text:span text:style-name="Fonte_20_parág._20_padrão"><text:span text:style-name="T2">a</text:span></text:span><text:span text:style-name="Fonte_20_parág._20_padrão"><text:span text:style-name="T2">mento de disponibilidade das máquinas, tabela de inventário de hardware e tabela de uso de rede.</text:span></text:span></text:p>
      <text:p text:style-name="P6"><text:span text:style-name="Fonte_20_parág._20_padrão"><text:span text:style-name="T2"><text:tab/>O conjunto de DM é formado por q</text:span></text:span><text:span text:style-name="Fonte_20_parág._20_padrão"><text:span text:style-name="T2">uatro Data Mart: o DM para classificar a disponibil</text:span></text:span><text:span text:style-name="Fonte_20_parág._20_padrão"><text:span text:style-name="T2">i</text:span></text:span><text:span text:style-name="Fonte_20_parág._20_padrão"><text:span text:style-name="T2">dade das máquinas em verde (último contato a menos de 11 dias), amarelo (último contato entre 11 e 30 dias) e vermelho (último contato com mais de 31 dias). Outro DM </text:span></text:span><text:soft-page-break/><text:span text:style-name="Fonte_20_parág._20_padrão"><text:span text:style-name="T2">agrupa por escola a disponibilidade da</text:span></text:span><text:span text:style-name="Fonte_20_parág._20_padrão"><text:span text:style-name="T2">s máquinas. Existe outro para agregar informações de hardware e outro para detectar alteração de hardware.</text:span></text:span></text:p>
      <text:p text:style-name="P2"/>
      <text:p text:style-name="P2">&lt;&lt;&lt;&lt;&lt;&lt;&lt;&lt;&lt;&lt;&lt;&lt;&lt;&lt;&lt; Talvez inserir uma imagem da arquitetura do BD &gt;&gt;&gt;&gt;&gt;&gt;&gt;&gt;&gt;&gt;&gt;&gt;&gt;&gt;&gt;&gt;&gt;</text:p>
      <text:p text:style-name="P2"/>
      <text:p text:style-name="P14"><text:span text:style-name="Fonte_20_parág._20_padrão"><text:span text:style-name="T2">Cada componente descrito têm sua complexidade de arquitetura, </text:span></text:span><text:span text:style-name="Fonte_20_parág._20_padrão"><text:span text:style-name="T2">carregamento e a</text:span></text:span><text:span text:style-name="Fonte_20_parág._20_padrão"><text:span text:style-name="T2">r</text:span></text:span><text:span text:style-name="Fonte_20_parág._20_padrão"><text:span text:style-name="T2">mazenamento. Por isso, em todos esses componentes foram realizados testes de desemp</text:span></text:span><text:span text:style-name="Fonte_20_parág._20_padrão"><text:span text:style-name="T2">e</text:span></text:span><text:span text:style-name="Fonte_20_parág._20_padrão"><text:span text:style-name="T2">nho, utilizando uma metodologia baseada em um modelo incremental de hardware e softw</text:span></text:span><text:span text:style-name="Fonte_20_parág._20_padrão"><text:span text:style-name="T2">a</text:span></text:span><text:span text:style-name="Fonte_20_parág._20_padrão"><text:span text:style-name="T2">re. O objetivo é avaliar o sistema partindo de um ambiente menos compl</text:span></text:span><text:span text:style-name="Fonte_20_parág._20_padrão"><text:span text:style-name="T2">exo para o mais complexo, usando cargas intermediárias até o ponto limite do sistema. Com isso, além de encontrar a carga máxima que o sistema suporta, fornece também resultados parciais que facilitam a avaliação de estresse de hardware. Os testes de escri</text:span></text:span><text:span text:style-name="Fonte_20_parág._20_padrão"><text:span text:style-name="T2">ta no BD mostraram que a arquitetura proposta chega a atender 334 transações por segundo. Já os testes de consulta alcançou o número de 142 transações por segundo. Com estes resultados, a arquitetura mostrou-se eficiente, atendendo as conexões e as consult</text:span></text:span><text:span text:style-name="Fonte_20_parág._20_padrão"><text:span text:style-name="T2">as de dados esperadas.</text:span></text:span></text:p>
      <text:p text:style-name="P14"><text:span text:style-name="Fonte_20_parág._20_padrão"><text:span text:style-name="T2">Entretanto, um ponto crucial do BD não entrou nesses teste que é o carregamento dos dados para o DW e depois a agregação dos dados no conjunto de DM. O carregamento é considerado crucial porque foi determinado um período máximo para </text:span></text:span><text:span text:style-name="Fonte_20_parág._20_padrão"><text:span text:style-name="T2">executá-lo que é de oito horas (entre 00h:00m até 8h:00m) porque nesse horário o número de consultas é relativ</text:span></text:span><text:span text:style-name="Fonte_20_parág._20_padrão"><text:span text:style-name="T2">a</text:span></text:span><text:span text:style-name="Fonte_20_parág._20_padrão"><text:span text:style-name="T2">mente menor e consequentemente o impacto no BD é menor. Além disso, os dados tem um </text:span></text:span><text:span text:style-name="Fonte_20_parág._20_padrão"><text:span text:style-name="T8">delay</text:span></text:span><text:span text:style-name="Fonte_20_parág._20_padrão"><text:span text:style-name="T2"> de um dia, ou seja, os dados no BD são sempre atualizad</text:span></text:span><text:span text:style-name="Fonte_20_parág._20_padrão"><text:span text:style-name="T2">os do dia anterior e não do dia atual. </text:span></text:span></text:p>
      <text:p text:style-name="P14"><text:span text:style-name="Fonte_20_parág._20_padrão"><text:span text:style-name="T2">O carregamento é realizado por funções de carregamento executadas no postgreSQL, são </text:span></text:span><text:span text:style-name="Fonte_20_parág._20_padrão"><text:span text:style-name="T8">procedures </text:span></text:span><text:span text:style-name="Fonte_20_parág._20_padrão"><text:span text:style-name="T2">(</text:span></text:span><text:span text:style-name="Fonte_20_parág._20_padrão"><text:span text:style-name="T8">store </text:span></text:span><text:span text:style-name="Fonte_20_parág._20_padrão"><text:span text:style-name="T2">de carregamento) que realizam as junções, sumarizações e agreg</text:span></text:span><text:span text:style-name="Fonte_20_parág._20_padrão"><text:span text:style-name="T2">a</text:span></text:span><text:span text:style-name="Fonte_20_parág._20_padrão"><text:span text:style-name="T2">ções necessárias. Essa etapa não entrou nos teste </text:span></text:span><text:span text:style-name="Fonte_20_parág._20_padrão"><text:span text:style-name="T2">porque depende dos dados já inseridos no BD, como a cada dia são inseridos mais dados, o carregamento tende a demorar mais e, assim, aumenta gradualmente o tempo de execução conforme cresce o volume de dados.</text:span></text:span></text:p>
      <text:p text:style-name="P14"><text:span text:style-name="Fonte_20_parág._20_padrão"><text:span text:style-name="T6">Não é difícil de perceber que o carregamento um</text:span></text:span><text:span text:style-name="Fonte_20_parág._20_padrão"><text:span text:style-name="T6"> dia demorará mais de oito horas p</text:span></text:span><text:span text:style-name="Fonte_20_parág._20_padrão"><text:span text:style-name="T6">a</text:span></text:span><text:span text:style-name="Fonte_20_parág._20_padrão"><text:span text:style-name="T6">ra finalizar, ocasionando impacto negativo nas consultas do BD, pois enquanto o BD é carr</text:span></text:span><text:span text:style-name="Fonte_20_parág._20_padrão"><text:span text:style-name="T6">e</text:span></text:span><text:span text:style-name="Fonte_20_parág._20_padrão"><text:span text:style-name="T6">gado as tabelas são bloqueadas (</text:span></text:span><text:span text:style-name="Fonte_20_parág._20_padrão"><text:span text:style-name="T7">lock </text:span></text:span><text:span text:style-name="Fonte_20_parág._20_padrão"><text:span text:style-name="T6">realizado pelo SGBD) pelo postgreSQL, esse mec</text:span></text:span><text:span text:style-name="Fonte_20_parág._20_padrão"><text:span text:style-name="T6">a</text:span></text:span><text:span text:style-name="Fonte_20_parág._20_padrão"><text:span text:style-name="T6">nismo é implementado no </text:span></text:span><text:span text:style-name="Fonte_20_parág._20_padrão"><text:span text:style-name="T7">kernel</text:span></text:span><text:span text:style-name="Fonte_20_parág._20_padrão"><text:span text:style-name="T6"> do SGBD para que</text:span></text:span><text:span text:style-name="Fonte_20_parág._20_padrão"><text:span text:style-name="T6"> as consultas não retornem informações desatualizadas.</text:span></text:span></text:p>
      <text:p text:style-name="P15">Por isso, torna-se necessário usar novas tecnologias para resolver esse tipo problema.</text:p>
      <text:p text:style-name="P15"/>
      <text:p text:style-name="P15"/>
      <text:p text:style-name="P3">MapReduce</text:p>
      <text:p text:style-name="P6"><text:span text:style-name="Fonte_20_parág._20_padrão"><text:span text:style-name="T9"><text:tab/></text:span></text:span><text:span text:style-name="Fonte_20_parág._20_padrão"><text:span text:style-name="T6">Parte do Felipe Bolsi...</text:span></text:span></text:p>
      <text:p text:style-name="P4"/>
      <text:p text:style-name="P3">Hadoop</text:p>
      <text:p text:style-name="P6"><text:span text:style-name="Fonte_20_parág._20_padrão"><text:span text:style-name="T9"><text:tab/></text:span></text:span><text:span text:style-name="Fonte_20_parág._20_padrão"><text:span text:style-name="T6">Hadoop é um </text:span></text:span><text:span text:style-name="Fonte_20_parág._20_padrão"><text:span text:style-name="T7">framework </text:span></text:span><text:span text:style-name="Fonte_20_parág._20_padrão"><text:span text:style-name="T6">que permite o processamento de dados em larga</text:span></text:span><text:span text:style-name="Fonte_20_parág._20_padrão"><text:span text:style-name="T6"> escala em clusters de computadores. Oferece um mecanismo de distribuição dos dados em um Sistema de Arquivo Distribuído (</text:span></text:span><text:a xlink:type="simple" xlink:href="http://translate.googleusercontent.com/translate_c?hl=pt-BR&amp;prev=/search%3Fq%3Dhadoop%26hl%3Dpt-BR%26client%3Dfirefox-a%26rls%252" office:target-frame-name="_top" xlink:show="replace"><text:span text:style-name="Hyperlink"><text:span text:style-name="T16">Hadoop Distributed File System - HDFS)</text:span></text:span></text:a><text:span text:style-name="Forte"><text:span text:style-name="T6">. </text:span></text:span><text:span text:style-name="Forte"><text:span text:style-name="T10">Também</text:span></text:span><text:span text:style-name="Fonte_20_parág._20_padrão"><text:span text:style-name="T6"> oferece uma inte</text:span></text:span><text:span text:style-name="Fonte_20_parág._20_padrão"><text:span text:style-name="T6">r</text:span></text:span><text:span text:style-name="Fonte_20_parág._20_padrão"><text:span text:style-name="T6">face para implementar as funções de Map e Reduce o que facilita a programação e propo</text:span></text:span><text:span text:style-name="Fonte_20_parág._20_padrão"><text:span text:style-name="T6">r</text:span></text:span><text:span text:style-name="Fonte_20_parág._20_padrão"><text:span text:style-name="T6">ciona um sistema de armazenamento simples em conjunto com o Hive.</text:span></text:span></text:p>
      <text:p text:style-name="P6"><text:span text:style-name="Fonte_20_parág._20_padrão"><text:span text:style-name="T6"><text:tab/>As premissas do MapReduce </text:span></text:span><text:span text:style-name="Fonte_20_parág._20_padrão"><text:span text:style-name="T6">consiste na simplificação do armazenamento, compar</text:span></text:span><text:span text:style-name="Fonte_20_parág._20_padrão"><text:span text:style-name="T6">a</text:span></text:span><text:span text:style-name="Fonte_20_parág._20_padrão"><text:span text:style-name="T6">da as estruturas de armazenamento do SGBD, o armazenamento utilizado deve ser simples e normalmente armazenar uma chave e um valor para os dados.</text:span></text:span></text:p>
      <text:p text:style-name="P6"><text:soft-page-break/><text:span text:style-name="Fonte_20_parág._20_padrão"><text:span text:style-name="T6"><text:tab/></text:span></text:span><text:span text:style-name="Fonte_20_parág._20_padrão"><text:span text:style-name="T2">O Hadoop pode ser instalado em três modos: Standalone, Pse</text:span></text:span><text:span text:style-name="Fonte_20_parág._20_padrão"><text:span text:style-name="T2">udo-Distributed e Fully-Distributed. A primeira é útil para testar a aplicação e depurar o código, e roda como um ún</text:span></text:span><text:span text:style-name="Fonte_20_parág._20_padrão"><text:span text:style-name="T2">i</text:span></text:span><text:span text:style-name="Fonte_20_parág._20_padrão"><text:span text:style-name="T2">co processo Java. O modo Pseudo-Distributed, assim como no Standalone, é executado em </text:span></text:span><text:span text:style-name="Fonte_20_parág._20_padrão"><text:span text:style-name="T2">apenas uma máquina, porém cada daemon do Hadoop roda </text:span></text:span><text:span text:style-name="Fonte_20_parág._20_padrão"><text:span text:style-name="T2">em um processo distinto. Já o modo Fully-Distributed é utilizado em sistemas de produção, realmente distribuídos.</text:span></text:span><text:span text:style-name="Fonte_20_parág._20_padrão"><text:span text:style-name="T6"><text:tab/></text:span></text:span></text:p>
      <text:p text:style-name="P6"><text:span text:style-name="Fonte_20_parág._20_padrão"><text:span text:style-name="T6"><text:tab/></text:span></text:span><text:span text:style-name="Fonte_20_parág._20_padrão"><text:span text:style-name="T2">Preocupações com falhas de hosts no meio de processamento de tarefas são</text:span></text:span></text:p>
      <text:p text:style-name="P2">desconsideradas. Todos os problemas de distribuição ficam a cargo do framework.</text:p>
      <text:p text:style-name="P4"/>
      <text:p text:style-name="P17">HIVE</text:p>
      <text:p text:style-name="Text_20_body"><text:span text:style-name="Fonte_20_parág._20_padrão"><text:span text:style-name="T9"><text:tab/></text:span></text:span><text:span text:style-name="long_5f_text"><text:span text:style-name="T11">Hive é uma infra-estrutura de data warehouse construída em cima do Hadoop. Embora inicialmente desenvolvido pelo Facebook, Apache Hive é agora usado e desenvolvido por outras empresas como a Netflix [1]. </text:span></text:span></text:p>
      <text:p text:style-name="P11"><text:span text:style-name="long_5f_text"><text:span text:style-name="T11">Ele suporta convenientemente a</text:span></text:span><text:span text:style-name="long_5f_text"><text:span text:style-name="T11"> análise de grandes conjuntos de dados armazenados em sistemas de arquivos compatíveis Hadoop como a Amazon S3 sistema de arquivos. Ele fornece uma linguagem SQL-like chamado HiveQL mantendo total apoio para o MapReduce. Para acelerar consultas, fornece ín</text:span></text:span><text:span text:style-name="long_5f_text"><text:span text:style-name="T11">dices como o índice de bitmap [2]. </text:span></text:span><text:span text:style-name="Fonte_20_parág._20_padrão"><text:span text:style-name="T11"><text:line-break/></text:span></text:span><text:span text:style-name="Fonte_20_parág._20_padrão"><text:span text:style-name="T9"><text:tab/></text:span></text:span><text:span text:style-name="hps"><text:span text:style-name="T12">Atualmente</text:span></text:span><text:span text:style-name="Fonte_20_parág._20_padrão"><text:span text:style-name="T12">, existem três </text:span></text:span><text:span text:style-name="hps"><text:span text:style-name="T12">formatos de arquivos suportados</text:span></text:span><text:span text:style-name="Fonte_20_parág._20_padrão"><text:span text:style-name="T12"> </text:span></text:span><text:span text:style-name="hps"><text:span text:style-name="T12">na</text:span></text:span><text:span text:style-name="Fonte_20_parág._20_padrão"><text:span text:style-name="T12"> </text:span></text:span><text:span text:style-name="hps"><text:span text:style-name="T12">Hive</text:span></text:span><text:span text:style-name="Fonte_20_parág._20_padrão"><text:span text:style-name="T12">, que são </text:span></text:span><text:span text:style-name="hps"><text:span text:style-name="T12">textfile</text:span></text:span><text:span text:style-name="Fonte_20_parág._20_padrão"><text:span text:style-name="T12">, </text:span></text:span><text:span text:style-name="hps"><text:span text:style-name="T12">SEQUENCEFILE</text:span></text:span><text:span text:style-name="Fonte_20_parág._20_padrão"><text:span text:style-name="T12"> </text:span></text:span><text:span text:style-name="hps"><text:span text:style-name="T12">e</text:span></text:span><text:span text:style-name="Fonte_20_parág._20_padrão"><text:span text:style-name="T12"> </text:span></text:span><text:span text:style-name="hps"><text:span text:style-name="T12">RCFILE</text:span></text:span><text:span text:style-name="Fonte_20_parág._20_padrão"><text:span text:style-name="T12">.</text:span></text:span></text:p>
      <text:p text:style-name="P17"><text:tab/>Falar sobre o HIVE....</text:p>
      <text:p text:style-name="P17"/>
      <text:p text:style-name="P17">Transformação de Data Warehouse em um modelo MapReduce</text:p>
      <text:h text:style-name="Heading_20_3" text:outline-level="3"><text:span text:style-name="Fonte_20_parág._20_padrão"><text:span text:style-name="T5"><text:tab/>Uma abordagem possível para </text:span></text:span><text:span text:style-name="Fonte_20_parág._20_padrão"><text:span text:style-name="T5">nossa solução seria baseada em ATL (model transfo</text:span></text:span><text:span text:style-name="Fonte_20_parág._20_padrão"><text:span text:style-name="T5">r</text:span></text:span><text:span text:style-name="Fonte_20_parág._20_padrão"><text:span text:style-name="T5">mation technology), consiste em realizar transformações usando modelos, essa abordagem facilita na automatização do processo de transformação, além de ter suporte de ferramentas e APIs.</text:span></text:span></text:h>
      <text:h text:style-name="Heading_20_3" text:outline-level="3"><text:span text:style-name="Fonte_20_parág._20_padrão"><text:span text:style-name="T5"><text:tab/>Para realizar trans</text:span></text:span><text:span text:style-name="Fonte_20_parág._20_padrão"><text:span text:style-name="T5">formações entre modelos é necessário criar correspondência entre elementos de um modelo com elementos do outro modelo, segundo [Didonet]. Essa corre</text:span></text:span><text:span text:style-name="Fonte_20_parág._20_padrão"><text:span text:style-name="T5">s</text:span></text:span><text:span text:style-name="Fonte_20_parág._20_padrão"><text:span text:style-name="T5">pondência é realizada através de regras de associação. Em nosso ambiente é necessário associar as tabelas, </text:span></text:span><text:span text:style-name="Fonte_20_parág._20_padrão"><text:span text:style-name="T5">atributos, associações, funções de carregamento e demais componentes da arquitetura do BD do ProInfoData, a elementos correspondentes no modelo do Hadoop, Hive e MapReduce.</text:span></text:span></text:h>
      <text:p text:style-name="Text_20_body"><text:span text:style-name="Fonte_20_parág._20_padrão"><text:span text:style-name="T9"><text:tab/></text:span></text:span><text:span text:style-name="Fonte_20_parág._20_padrão"><text:span text:style-name="T6">No BD do ProInfoData existem tabelas de dimensão e tabelas fatos, inicialmente tem</text:span></text:span><text:span text:style-name="Fonte_20_parág._20_padrão"><text:span text:style-name="T6">os que criar regras de transformação para associar as tabelas </text:span></text:span><text:span text:style-name="Fonte_20_parág._20_padrão"><text:span text:style-name="T6">essências</text:span></text:span><text:span text:style-name="Fonte_20_parág._20_padrão"><text:span text:style-name="T6"> do DW ao modelo de armazenamento do hadoop.</text:span></text:span></text:p>
      <text:p text:style-name="P12">Um dos formatos que o hadoop suporte é o arquivo de texto, transformaremos as tabelas fatos e tabelas de dimensão em um arquivo, onde um tupla corresponde a uma linha e cada atributo das tabelas corresponderia a um campo do arquivo. Uma possível dificuldade seria representar as associações entre as tabelas fatos e as tabelas de dimensão, no DW essa associação ocorre com chaves primárias e estrangeiras. Para resolver esse problema teremos que inserir no arquivo todos os atributos das tabelas associadas, esta abordagem pode impactar diretamente no tamanho do arquivo, mas esse problema não é preocupando, uma vez que o MapReduce foi projetado para suportar grande volume de dados, na faixa de terabytes e até pentabytes.</text:p>
      <text:p text:style-name="P12">Então uma ou mais tabelas corresponderiam a um arquivo de texto, suas linhas a <text:soft-page-break/>concatenação das tuplas associadas às tabelas e os campos do arquivo corresponderiam a atributos das tabelas.</text:p>
      <text:p text:style-name="P12">Um exemplo seria a transformação das tabelas: mectb01_escola_dim, mectb03_data_dim, mectb04_maquina_dim e mectb05_disponibilidade_fact, em um único arquivo chamado de “arq_disponibilidade”, cada linha deste arquivo teria os campos:</text:p>
      <text:p text:style-name="P16"/>
      <text:p text:style-name="P17">MAC_ADDRESS, INEP, NOME_ESCOLA, CIDADE, ESTADO, REGIÃO, DATA_CONTATO</text:p>
      <text:p text:style-name="P12"/>
      <text:p text:style-name="P12">A staging area seria transformada em um arquivo, pois é uma tabela simples de armazenamento temporário, poderiam ser criadas rotinas de atualização dos arquivos de armazenamento permanente a partir do arquivo da staging area. Na verdade teria que ser estudado melhor a própria existência do arquivo de armazenamento temporário, pois outra solução seria inserir os novos dados vindos do servidor WebService diretamente nos arquivos de armazenamento, com isso evitaria a manutenção do arquivo temporário, essa abordagem seria mais consistente com o ATL, pois se houvesse algum incremento ou alteração na estrutura do arquivo temporário, essa modificação impactaria nas rotinas de atualização que precisariam ser adaptadas. </text:p>
      <text:p text:style-name="P12">Essa última abordagem sem o armazenamento temporário eliminaria a etapa de carregamento dos dados, contudo teria que ser avaliado o desempenho de inserções nos arquivos de armazenamento, mesmo se existir o arquivo temporário também será necessário testar o desempenho de inserções nele.</text:p>
      <text:p text:style-name="P12">O carregamento do DW tem como tarefa principalmente a classificação dos dados, ele realiza o catálogo de hardware, associa as máquinas as sua escola correspondente e também associa a disponibilidade com a data de contato, além de detectar alteração de hardware. Essa etapa corresponde às funções de Map, ou seja, o mapeamento dos dados é responsável por essas classificações, já que o objetivo inerente do mapeamento é descrever o modelo dos dados, consequentemente essa tarefa será de responsabilidade do programador quando escrever as funções de Map.</text:p>
      <text:p text:style-name="P12">Outra etapa importante é a agregação e sumarização dos dados nos Data Marts, essa etapa é uma das mais cruciais, pois impacta diretamente no desempenho do Data Warehouse, ela corresponde as funções de Reduce, pois no Reduce podemos agregar vários Maps, ou seja, as entradas dos arquivos de armazenamento são mapeadas e repassadas ao Reduce para manipular os resultados. Desta forma os DM não existiriam mais, o programador assume toda responsabilidade ao escrever as funções de Reduce conforme a necessidade das consultas.</text:p>
      <text:p text:style-name="P12">As consultas são de responsabilidade do Hive que oferece uma interface para recuperação dos dados, esse é um ponto de extrema importância, pois o Hive não implementa todas as funções SQL, dependendo da consulta o programador terá que escrevê-la manualmente.</text:p>
      <text:p text:style-name="P11"><text:span text:style-name="Fonte_20_parág._20_padrão"><text:span text:style-name="T6">Um </text:span></text:span><text:span text:style-name="Fonte_20_parág._20_padrão"><text:span text:style-name="T6">código</text:span></text:span><text:span text:style-name="Fonte_20_parág._20_padrão"><text:span text:style-name="T6"> </text:span></text:span><text:span text:style-name="Fonte_20_parág._20_padrão"><text:span text:style-name="T6">protótipo </text:span></text:span><text:span text:style-name="Fonte_20_parág._20_padrão"><text:span text:style-name="T6">de </text:span></text:span><text:span text:style-name="Fonte_20_parág._20_padrão"><text:span text:style-name="T6">uma função MapReduce usando o arquivo “arq_disponibilidade” seri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 svg:font-family="'Lohit Hind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orphans="2" fo:widows="2" fo:hyphenation-ladder-count="no-limit" style:vertical-align="auto"/>
      <style:text-properties style:font-name="Times New Roman" fo:font-size="13.5pt" fo:font-weight="bold" style:letter-kerning="false" style:font-name-asian="Times New Roman" style:font-size-asian="13.5pt" style:language-asian="pt" style:country-asian="BR" style:font-weight-asian="bold" style:font-name-complex="Times New Roman" style:font-size-complex="13.5pt" style:language-complex="ar" style:country-complex="SA" style:font-weight-complex="bold"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é-formatação_20_HTML" style:display-name="Pré-formatação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pt" style:country-asian="BR" style:font-name-complex="Courier New" style:font-size-complex="10pt" style:language-complex="ar" style:country-complex="SA" fo:hyphenate="true" fo:hyphenation-remain-char-count="0" fo:hyphenation-push-char-count="0"/>
    </style:style>
    <style:style style:name="Fonte_20_parág._20_padrão" style:display-name="Fonte parág. padrão" style:family="text"/>
    <style:style style:name="Pré-formatação_20_HTML_20_Char" style:display-name="Pré-formatação HTML Char" style:family="text" style:parent-style-name="Fonte_20_parág._20_padrão">
      <style:text-properties style:font-name="Courier New" fo:font-size="10pt" style:letter-kerning="false" style:font-name-asian="Times New Roman" style:font-size-asian="10pt" style:language-asian="pt" style:country-asian="BR" style:font-name-complex="Courier New" style:font-size-complex="10pt" style:language-complex="ar" style:country-complex="SA"/>
    </style:style>
    <style:style style:name="nb" style:family="text" style:parent-style-name="Fonte_20_parág._20_padrão"/>
    <style:style style:name="k" style:family="text" style:parent-style-name="Fonte_20_parág._20_padrão"/>
    <style:style style:name="c" style:family="text" style:parent-style-name="Fonte_20_parág._20_padrão"/>
    <style:style style:name="Forte" style:family="text" style:parent-style-name="Fonte_20_parág._20_padrão">
      <style:text-properties fo:font-weight="bold" style:font-weight-asian="bold" style:font-weight-complex="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long_5f_text" style:display-name="long_text" style:family="text" style:parent-style-name="Fonte_20_parág._20_padrão"/>
    <style:style style:name="hps" style:family="text" style:parent-style-name="Fonte_20_parág._20_padrão"/>
    <style:style style:name="Título_20_3_20_Char" style:display-name="Título 3 Char" style:family="text" style:parent-style-name="Fonte_20_parág._20_padrão">
      <style:text-properties style:font-name="Times New Roman" fo:font-size="13.5pt" fo:font-weight="bold" style:letter-kerning="false" style:font-name-asian="Times New Roman" style:font-size-asian="13.5pt" style:language-asian="pt" style:country-asian="BR" style:font-weight-asian="bold" style:font-name-complex="Times New Roman" style:font-size-complex="13.5pt" style:language-complex="ar" style:country-complex="SA"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Unix OpenOffice.org_project/320m19$Build-9505</meta:generator>
    <meta:initial-creator>Felipe Bolsi</meta:initial-creator>
    <dc:creator>Dourado</dc:creator>
    <meta:creation-date>2011-06-24T23:00:00Z</meta:creation-date>
    <dc:date>2011-06-25T15:30:00Z</dc:date>
    <meta:editing-cycles>43</meta:editing-cycles>
    <meta:editing-duration>PT11040S</meta:editing-duration>
    <meta:document-statistic meta:table-count="0" meta:image-count="0" meta:object-count="0" meta:page-count="6" meta:paragraph-count="62" meta:word-count="2747" meta:character-count="17782"/>
    <meta:template xlink:type="simple" xlink:actuate="onRequest" xlink:title="" xlink:href="../../../../../../tmp/tg1.odt/Normal"/>
  </office:meta>
</office:document-meta>
</file>